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EU SOU DO SENHOR</text:p>
      <text:p text:style-name="Author">E. J. CHECKLEY</text:p>
      <text:p text:style-name="Date">2017-07-21T17:00:00+09:00</text:p>
      <text:h text:style-name="Heading_20_1" text:outline-level="1">EU SOU DO SENHOR</text:h>
      <text:p text:style-name="First_20_paragraph">Que conforto podemos encontrar em tais palavras! O Senhor Jesus nos redimiu com Seu sangue precioso (<text:a xlink:type="simple" xlink:href="http://bibliaonline.com.br/acf/1pe/1/18-19" office:name=""><text:span text:style-name="Definition">1 Pd. 1:18,19</text:span></text:a>), nos tem em grande estima e, nos tendo comprado para Si (<text:a xlink:type="simple" xlink:href="http://bibliaonline.com.br/acf/1co/7/23" office:name=""><text:span text:style-name="Definition">1 Coríntios 7:23</text:span></text:a>), irá, com toda certeza, nos guardar (<text:a xlink:type="simple" xlink:href="http://bibliaonline.com.br/acf/1pe/1/5" office:name=""><text:span text:style-name="Definition">1 Pd. 1:5</text:span></text:a>). Ninguém nos arrebatará de Sua mão (<text:a xlink:type="simple" xlink:href="http://bibliaonline.com.br/acf/jo/10/28" office:name=""><text:span text:style-name="Definition">João 10:28</text:span></text:a>). Nossa vida está segura muito além de todas as eventualidades, pois está "escondida com Cristo em Deus" (<text:a xlink:type="simple" xlink:href="http://bibliaonline.com.br/acf/cl/3/3" office:name=""><text:span text:style-name="Definition">Colossenses 3:3</text:span></text:a>). "De sorte que, ou vivamos ou morramos, somos do Senhor"" (<text:a xlink:type="simple" xlink:href="http://bibliaonline.com.br/acf/rm/14/8" office:name=""><text:span text:style-name="Definition">Romanos 14:8</text:span></text:a>).</text:p>
      <text:p text:style-name="Text_20_body">Mesmo sendo constantemente jogados de um lado para o outro, como o somos, pelas circunstâncias que estão sempre mudando, o simples fato de estarmos aptos a dizer "Eu sou do Senhor" pode manter nossa alma em uma paz duradoura. É o céu começando aqui nesta terra.</text:p>
      <text:p text:style-name="Text_20_body">Venha o que vier -- a dor ou a fadiga, pobreza ou perseguição, algemas ou prisões, fogo ou dilúvio -- ainda assim as doces palavras, "Eu sou do Senhor", nos capacitarão a dizer: "Em nada tenho a minha vida por preciosa" (<text:a xlink:type="simple" xlink:href="http://bibliaonline.com.br/acf/atos/20/24" office:name=""><text:span text:style-name="Definition">Atos. 20:24</text:span></text:a>).</text:p>
      <text:p text:style-name="Text_20_body">E que forças recebemos quando estas poucas palavras, "Eu sou do Senhor", tornam-se um pensamento permanente a percorrer perpetuamente as mais íntimas recâmaras de nosso coração! Elas irão nos afastar do mundo mau; irão nos manter calmos e pacientes em meio à inquietação e rivalidade deste mundo, mesmo enquanto estamos cercados por seus turbulentos distúrbios e revoluções; irão nos erguer muito acima de seus ôcos prazeres, e nos proteger de seus perigosos estratagemas. Então, não estaremos ansiosos por coisa alguma; ficaremos ocupados apenas em agradar a nosso Pai, pois quaisquer que sejam as tribulações que possam nos ameaçar ou assolar, podemos nos manter confiantes, fazendo conhecidas de Deus as nossas petições, e a Sua paz, conforme nos promete a Sua Palavra, "guardará os vossos corações e os vossos sentimentos em Cristo Jesus" (<text:a xlink:type="simple" xlink:href="http://bibliaonline.com.br/acf/fp/4/6,7" office:name=""><text:span text:style-name="Definition">Fp. 4:6,7</text:span></text:a>).</text:p>
      <text:p text:style-name="Text_20_body">A própria morte não é morte para o crente; é a entrada para a vida, desembaraçada de todas as coisas que nos oprimem neste mundo. Mas não somente a paz será nossa porção, como também estaremos permanentemente cheios de um esfuziante gozo, sabendo que "o que há de vir virá, e não tardará", e então estaremos para sempre com o Senhor . (<text:a xlink:type="simple" xlink:href="http://bibliaonline.com.br/acf/1ts/4/17" office:name=""><text:span text:style-name="Definition">1 Tessalonicenses 4:17</text:span></text:a>).</text:p>
      <text:p text:style-name="Text_20_body">E. J. Checkl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 SOU DO SENHOR</dc:title>
  </office:meta>
</office:document-meta>
</file>